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'Courier New'"/>
    <style:font-face style:name="F" svg:font-family="" style:font-family-generic="roman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52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55cm"/>
    </style:style>
    <style:style style:name="co4" style:family="table-column">
      <style:table-column-properties fo:break-before="auto" style:column-width="1.115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667cm"/>
    </style:style>
    <style:style style:name="co7" style:family="table-column">
      <style:table-column-properties fo:break-before="auto" style:column-width="1.715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98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062cm"/>
    </style:style>
    <style:style style:name="co12" style:family="table-column">
      <style:table-column-properties fo:break-before="auto" style:column-width="2.836cm"/>
    </style:style>
    <style:style style:name="co13" style:family="table-column">
      <style:table-column-properties fo:break-before="auto" style:column-width="3.177cm"/>
    </style:style>
    <style:style style:name="co14" style:family="table-column">
      <style:table-column-properties fo:break-before="auto" style:column-width="3.108cm"/>
    </style:style>
    <style:style style:name="co15" style:family="table-column">
      <style:table-column-properties fo:break-before="auto" style:column-width="3.731cm"/>
    </style:style>
    <style:style style:name="co16" style:family="table-column">
      <style:table-column-properties fo:break-before="auto" style:column-width="3.561cm"/>
    </style:style>
    <style:style style:name="co17" style:family="table-column">
      <style:table-column-properties fo:break-before="auto" style:column-width="6.262cm"/>
    </style:style>
    <style:style style:name="co18" style:family="table-column">
      <style:table-column-properties fo:break-before="auto" style:column-width="9.394cm"/>
    </style:style>
    <style:style style:name="co19" style:family="table-column">
      <style:table-column-properties fo:break-before="auto" style:column-width="5.309cm"/>
    </style:style>
    <style:style style:name="co20" style:family="table-column">
      <style:table-column-properties fo:break-before="auto" style:column-width="5.173cm"/>
    </style:style>
    <style:style style:name="co21" style:family="table-column">
      <style:table-column-properties fo:break-before="auto" style:column-width="1.656cm"/>
    </style:style>
    <style:style style:name="co22" style:family="table-column">
      <style:table-column-properties fo:break-before="auto" style:column-width="3.085cm"/>
    </style:style>
    <style:style style:name="co23" style:family="table-column">
      <style:table-column-properties fo:break-before="auto" style:column-width="2.926cm"/>
    </style:style>
    <style:style style:name="co24" style:family="table-column">
      <style:table-column-properties fo:break-before="auto" style:column-width="3.448cm"/>
    </style:style>
    <style:style style:name="co25" style:family="table-column">
      <style:table-column-properties fo:break-before="auto" style:column-width="3.3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504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70" number:language="en" number:country="US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ff" fo:border="0.06pt solid #000000"/>
    </style:style>
    <style:style style:name="ce4" style:family="table-cell" style:parent-style-name="Default">
      <style:table-cell-properties fo:background-color="#e6e6ff"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99ccff" fo:border="0.06pt solid #000000"/>
    </style:style>
    <style:style style:name="ce6" style:family="table-cell" style:parent-style-name="Default">
      <style:table-cell-properties fo:background-color="#99ccff" fo:border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99ccff"/>
    </style:style>
    <style:style style:name="ce8" style:family="table-cell" style:parent-style-name="Default">
      <style:table-cell-properties fo:background-color="#ff3366"/>
    </style:style>
    <style:style style:name="ce9" style:family="table-cell" style:parent-style-name="Default">
      <style:table-cell-properties fo:background-color="#99ccff"/>
      <style:text-properties fo:color="#000000"/>
    </style:style>
    <style:style style:name="ce10" style:family="table-cell" style:parent-style-name="Default" style:data-style-name="N10000"/>
    <style:style style:name="ce11" style:family="table-cell" style:parent-style-name="Default" style:data-style-name="N10070"/>
    <style:style style:name="ce12" style:family="table-cell" style:parent-style-name="Default" style:data-style-name="N10000">
      <style:text-properties fo:language="en" fo:country="US" style:language-asian="en" style:country-asian="US" style:font-name-complex="DejaVu Sans" style:font-size-complex="6.80000019073486pt" style:language-complex="en" style:country-complex="US"/>
    </style:style>
    <style:style style:name="ce1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3366" fo:border="0.06pt solid #000000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style:text-align-source="fix" style:repeat-content="false"/>
      <style:paragraph-properties fo:text-align="end"/>
    </style:style>
    <style:style style:name="ce17" style:family="table-cell" style:parent-style-name="Default">
      <style:text-properties style:font-name="Nimbus Sans L" style:font-name-asian="Droid Sans Fallback" style:font-name-complex="FreeSans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T1" style:family="text">
      <style:text-properties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Тест без индекса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/>
          <table:table-cell table:style-name="ce3" office:value-type="string">
            <text:p>Redis, 2.6.13-2, concurrency: 1</text:p>
          </table:table-cell>
          <table:table-cell table:style-name="ce3" table:number-columns-repeated="4"/>
          <table:table-cell table:number-columns-repeated="3"/>
        </table:table-row>
        <table:table-row table:style-name="ro1">
          <table:table-cell table:style-name="ce1" office:value-type="string">
            <text:p>Название теста</text:p>
          </table:table-cell>
          <table:table-cell table:style-name="ce3" office:value-type="string">
            <text:p>Время, с</text:p>
          </table:table-cell>
          <table:table-cell table:style-name="ce3" office:value-type="string">
            <text:p>CPU, %</text:p>
          </table:table-cell>
          <table:table-cell table:style-name="ce3" office:value-type="string">
            <text:p>CPU, user+system</text:p>
          </table:table-cell>
          <table:table-cell table:style-name="ce3" office:value-type="string">
            <text:p>I/O, read count</text:p>
          </table:table-cell>
          <table:table-cell table:style-name="ce3" office:value-type="string">
            <text:p>I/O, write count</text:p>
          </table:table-cell>
          <table:table-cell table:number-columns-repeated="3"/>
        </table:table-row>
        <table:table-row table:style-name="ro2">
          <table:table-cell table:style-name="ce2" office:value-type="string">
            <office:annotation draw:style-name="gr1" draw:text-style-name="P1" svg:width="2.899cm" svg:height="1.845cm" svg:x="7.951cm" svg:y="0cm" draw:caption-point-x="-0.61cm" draw:caption-point-y="0.969cm">
              <dc:date>2013-06-11T00:00:00</dc:date>
              <text:p text:style-name="P1"><text:span text:style-name="T1">Вставка начального набора данных</text:span></text:p>
            </office:annotation>
            <text:p>Insert test(<text:span text:style-name="T2">вставка 100000 записей)</text:span></text:p>
          </table:table-cell>
          <table:table-cell table:style-name="ce4" office:value-type="string">
            <text:p>25.2</text:p>
          </table:table-cell>
          <table:table-cell table:style-name="ce4" office:value-type="float" office:value="25.28">
            <text:p>25,28</text:p>
          </table:table-cell>
          <table:table-cell table:style-name="ce4" office:value-type="float" office:value="31.33">
            <text:p>31,33</text:p>
          </table:table-cell>
          <table:table-cell table:style-name="ce4" office:value-type="float" office:value="35504797">
            <text:p>35504797</text:p>
          </table:table-cell>
          <table:table-cell table:style-name="ce4" office:value-type="float" office:value="7359284">
            <text:p>7359284</text:p>
          </table:table-cell>
          <table:table-cell table:number-columns-repeated="3"/>
        </table:table-row>
        <table:table-row table:style-name="ro2">
          <table:table-cell table:style-name="ce2" office:value-type="string">
            <office:annotation draw:style-name="gr1" draw:text-style-name="P1" svg:width="2.899cm" svg:height="1.845cm" svg:x="7.373cm" svg:y="2.898cm" draw:caption-point-x="-0.032cm" draw:caption-point-y="-1.43cm">
              <dc:date>2013-06-11T00:00:00</dc:date>
              <text:p text:style-name="P1"><text:span text:style-name="T1">Тест на обновление добавленных данных</text:span></text:p>
            </office:annotation>
            <text:p>Update testt(<text:span text:style-name="T2">обновление 100000 записей)</text:span></text:p>
          </table:table-cell>
          <table:table-cell table:style-name="ce4" office:value-type="string">
            <text:p>25.7</text:p>
          </table:table-cell>
          <table:table-cell table:style-name="ce4" office:value-type="float" office:value="25.85">
            <text:p>25,85</text:p>
          </table:table-cell>
          <table:table-cell table:style-name="ce4" office:value-type="float" office:value="31.71">
            <text:p>31,71</text:p>
          </table:table-cell>
          <table:table-cell table:style-name="ce4" office:value-type="float" office:value="34140717">
            <text:p>34140717</text:p>
          </table:table-cell>
          <table:table-cell table:style-name="ce4" office:value-type="float" office:value="8243913">
            <text:p>8243913</text:p>
          </table:table-cell>
          <table:table-cell table:number-columns-repeated="3"/>
        </table:table-row>
        <table:table-row table:style-name="ro2">
          <table:table-cell table:style-name="ce2" office:value-type="string">
            <office:annotation draw:style-name="gr1" draw:text-style-name="P1" svg:width="2.899cm" svg:height="2.667cm" svg:x="7.951cm" svg:y="0.457cm" draw:caption-point-x="-0.61cm" draw:caption-point-y="1.51cm">
              <dc:date>2013-06-11T00:00:00</dc:date>
              <text:p text:style-name="P1"><text:span text:style-name="T1">Тест на получение страницы рейтинга с рангами</text:span></text:p>
              <text:p text:style-name="P1"><text:span text:style-name="T1"/></text:p>
            </office:annotation>
            <text:p>Select test(<text:span text:style-name="T2">получение 3000 страниц рейтинга)</text:span></text:p>
          </table:table-cell>
          <table:table-cell table:style-name="ce4" office:value-type="string">
            <text:p>2.4</text:p>
          </table:table-cell>
          <table:table-cell table:style-name="ce4" office:value-type="float" office:value="20.87">
            <text:p>20,87</text:p>
          </table:table-cell>
          <table:table-cell table:style-name="ce4" office:value-type="float" office:value="2.4">
            <text:p>2,4</text:p>
          </table:table-cell>
          <table:table-cell table:style-name="ce4" office:value-type="float" office:value="2698142">
            <text:p>2698142</text:p>
          </table:table-cell>
          <table:table-cell table:style-name="ce4" office:value-type="float" office:value="3433165">
            <text:p>3433165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>
            <text:p>MySQL, 5.5.31-MariaDB, XtraDB(innodb), concurrency: 1</text:p>
          </table:table-cell>
          <table:table-cell table:style-name="ce5" table:number-columns-repeated="4"/>
          <table:table-cell table:number-columns-repeated="3"/>
        </table:table-row>
        <table:table-row table:style-name="ro1">
          <table:table-cell table:style-name="ce1" office:value-type="string">
            <text:p>Название теста</text:p>
          </table:table-cell>
          <table:table-cell table:style-name="ce5" office:value-type="string">
            <text:p>Время, с</text:p>
          </table:table-cell>
          <table:table-cell table:style-name="ce5" office:value-type="string">
            <text:p>CPU, %</text:p>
          </table:table-cell>
          <table:table-cell table:style-name="ce5" office:value-type="string">
            <text:p>CPU, user+system</text:p>
          </table:table-cell>
          <table:table-cell table:style-name="ce5" office:value-type="string">
            <text:p>I/O, read count</text:p>
          </table:table-cell>
          <table:table-cell table:style-name="ce5" office:value-type="string">
            <text:p>I/O, write count</text:p>
          </table:table-cell>
          <table:table-cell table:number-columns-repeated="3"/>
        </table:table-row>
        <table:table-row table:style-name="ro2">
          <table:table-cell table:style-name="ce2" office:value-type="string">
            <office:annotation draw:style-name="gr1" draw:text-style-name="P1" svg:width="2.899cm" svg:height="1.845cm" svg:x="7.951cm" svg:y="2.457cm" draw:caption-point-x="-0.61cm" draw:caption-point-y="0.969cm">
              <dc:date>2013-06-11T00:00:00</dc:date>
              <text:p text:style-name="P1"><text:span text:style-name="T1">Вставка начального набора данных</text:span></text:p>
            </office:annotation>
            <text:p>Insert test(<text:span text:style-name="T2">вставка 100000 записей)</text:span></text:p>
          </table:table-cell>
          <table:table-cell table:style-name="ce5" office:value-type="string">
            <text:p>113.1</text:p>
          </table:table-cell>
          <table:table-cell table:style-name="ce5" office:value-type="float" office:value="20.74">
            <text:p>20,74</text:p>
          </table:table-cell>
          <table:table-cell table:style-name="ce5" office:value-type="float" office:value="238.12">
            <text:p>238,12</text:p>
          </table:table-cell>
          <table:table-cell table:style-name="ce5" office:value-type="float" office:value="83672040">
            <text:p>83672040</text:p>
          </table:table-cell>
          <table:table-cell table:style-name="ce5" office:value-type="float" office:value="820308156">
            <text:p>820308156</text:p>
          </table:table-cell>
          <table:table-cell table:number-columns-repeated="3"/>
        </table:table-row>
        <table:table-row table:style-name="ro2">
          <table:table-cell table:style-name="ce2" office:value-type="string">
            <office:annotation draw:style-name="gr1" draw:text-style-name="P1" svg:width="2.899cm" svg:height="1.845cm" svg:x="7.373cm" svg:y="5.336cm" draw:caption-point-x="-0.032cm" draw:caption-point-y="-1.411cm">
              <dc:date>2013-06-11T00:00:00</dc:date>
              <text:p text:style-name="P1"><text:span text:style-name="T1">Тест на обновление добавленных данных</text:span></text:p>
            </office:annotation>
            <text:p>Update testt(<text:span text:style-name="T2">обновление 100000 записей)</text:span></text:p>
          </table:table-cell>
          <table:table-cell table:style-name="ce5" office:value-type="string">
            <text:p>125.2</text:p>
          </table:table-cell>
          <table:table-cell table:style-name="ce5" office:value-type="float" office:value="40.96">
            <text:p>40,96</text:p>
          </table:table-cell>
          <table:table-cell table:style-name="ce5" office:value-type="float" office:value="281.86">
            <text:p>281,86</text:p>
          </table:table-cell>
          <table:table-cell table:style-name="ce5" office:value-type="float" office:value="80303027">
            <text:p>80303027</text:p>
          </table:table-cell>
          <table:table-cell table:style-name="ce5" office:value-type="float" office:value="1899345656">
            <text:p>1899345656</text:p>
          </table:table-cell>
          <table:table-cell table:number-columns-repeated="3"/>
        </table:table-row>
        <table:table-row table:style-name="ro2">
          <table:table-cell table:style-name="ce2" office:value-type="string">
            <office:annotation draw:style-name="gr1" draw:text-style-name="P1" svg:width="2.899cm" svg:height="2.667cm" svg:x="7.951cm" svg:y="2.876cm" draw:caption-point-x="-0.61cm" draw:caption-point-y="1.549cm">
              <dc:date>2013-06-11T00:00:00</dc:date>
              <text:p text:style-name="P1"><text:span text:style-name="T1">Тест на получение страницы рейтинга с рангами</text:span></text:p>
              <text:p text:style-name="P1"><text:span text:style-name="T1"/></text:p>
            </office:annotation>
            <text:p>Select test(<text:span text:style-name="T2">получение 3000 страниц рейтинга)</text:span></text:p>
          </table:table-cell>
          <table:table-cell table:style-name="ce6" office:value-type="string">
            <text:p>559.5</text:p>
          </table:table-cell>
          <table:table-cell table:style-name="ce5" office:value-type="float" office:value="121.82">
            <text:p>121,82</text:p>
          </table:table-cell>
          <table:table-cell table:style-name="ce5" office:value-type="float" office:value="2774.44">
            <text:p>2774,44</text:p>
          </table:table-cell>
          <table:table-cell table:style-name="ce5" office:value-type="float" office:value="7357505380">
            <text:p>7357505380</text:p>
          </table:table-cell>
          <table:table-cell table:style-name="ce5" office:value-type="float" office:value="10036059374">
            <text:p>10036059374</text:p>
          </table:table-cell>
          <table:table-cell table:number-columns-repeated="3"/>
        </table:table-row>
        <table:table-row table:style-name="ro2">
          <table:table-cell office:value-type="string">
            <text:p><text:span text:style-name="T3">Select test</text:span> с правильным индексом</text:p>
          </table:table-cell>
          <table:table-cell table:style-name="ce7" office:value-type="float" office:value="60.75">
            <text:p>60,75</text:p>
          </table:table-cell>
          <table:table-cell table:style-name="ce7" office:value-type="float" office:value="34.74">
            <text:p>34,74</text:p>
          </table:table-cell>
          <table:table-cell table:style-name="ce7" office:value-type="float" office:value="110.29">
            <text:p>110,29</text:p>
          </table:table-cell>
          <table:table-cell table:style-name="ce7" office:value-type="float" office:value="92215574">
            <text:p>92215574</text:p>
          </table:table-cell>
          <table:table-cell table:style-name="ce9" office:value-type="float" office:value="7514047">
            <text:p>7514047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2">
          <table:table-cell office:value-type="string">
            <text:p>На <text:span text:style-name="T3">Insert test</text:span> redis быстрее MySQL в </text:p>
          </table:table-cell>
          <table:table-cell table:style-name="ce8" table:formula="of:=[.B8]/[.B3]" office:value-type="float" office:value="0">
            <text:p>#ЗНАЧЕН!</text:p>
          </table:table-cell>
          <table:table-cell office:value-type="string">
            <text:p>раза</text:p>
          </table:table-cell>
          <table:table-cell table:number-columns-repeated="6"/>
        </table:table-row>
        <table:table-row table:style-name="ro2">
          <table:table-cell office:value-type="string">
            <text:p>На <text:span text:style-name="T3">Update test</text:span> redis быстрее MySQL в </text:p>
          </table:table-cell>
          <table:table-cell table:style-name="ce8" table:formula="of:=[.B9]/[.B4]" office:value-type="float" office:value="0">
            <text:p>#ЗНАЧЕН!</text:p>
          </table:table-cell>
          <table:table-cell office:value-type="string">
            <text:p>раза</text:p>
          </table:table-cell>
          <table:table-cell table:number-columns-repeated="6"/>
        </table:table-row>
        <table:table-row table:style-name="ro2">
          <table:table-cell office:value-type="string">
            <text:p>На <text:span text:style-name="T3">Select test</text:span> redis быстрее MySQL в </text:p>
          </table:table-cell>
          <table:table-cell table:style-name="ce8" table:formula="of:=[.B10]/[.B5]" office:value-type="float" office:value="0">
            <text:p>#ЗНАЧЕН!</text:p>
          </table:table-cell>
          <table:table-cell office:value-type="string">
            <text:p>раза</text:p>
          </table:table-cell>
          <table:table-cell table:number-columns-repeated="6"/>
        </table:table-row>
        <table:table-row table:style-name="ro3">
          <table:table-cell office:value-type="string">
            <text:p>В случае с постоением правильного индекса</text:p>
            <text:p>На <text:span text:style-name="T3">Select test </text:span>redis быстрее MySQL в </text:p>
          </table:table-cell>
          <table:table-cell table:style-name="ce8" table:formula="of:=[.B11]/[.B5]" office:value-type="float" office:value="0">
            <text:p>#ЗНАЧЕН!</text:p>
          </table:table-cell>
          <table:table-cell office:value-type="string">
            <text:p>раза</text:p>
          </table:table-cell>
          <table:table-cell table:number-columns-repeated="6"/>
        </table:table-row>
        <table:table-row table:style-name="ro4" table:number-rows-repeated="1048558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Тест на данных различного размера" table:style-name="ta1">
        <table:shapes>
          <draw:frame draw:z-index="0" draw:style-name="gr2" draw:text-style-name="P2" svg:width="12.537cm" svg:height="10.846cm" svg:x="31.554cm" svg:y="0cm">
            <draw:object draw:notify-on-update-of-ranges="'Тест на данных различного размера'.H4:'Тест на данных различного размера'.H7 'Тест на данных различного размера'.B2:'Тест на данных различного размера'.B2 'Тест на данных различного размера'.C4:'Тест на данных различного размера'.C7 'Тест на данных различного размера'.D2:'Тест на данных различного размера'.D2 'Тест на данных различного размера'.E4:'Тест на данных различного размера'.E7 'Тест на данных различного размера'.F2:'Тест на данных различного размера'.F2 'Тест на данных различного размера'.G4:'Тест на данных различного размера'.G7" xlink:href="./Object 1" xlink:type="simple" xlink:show="embed" xlink:actuate="onLoad"/>
            <draw:image xlink:href="./ObjectReplacements/Object 1" xlink:type="simple" xlink:show="embed" xlink:actuate="onLoad"/>
            <svg:title>Redis </svg:title>
          </draw:frame>
          <draw:frame draw:z-index="1" draw:style-name="gr2" draw:text-style-name="P2" svg:width="17.02cm" svg:height="10.854cm" svg:x="33.014cm" svg:y="12.956cm">
            <draw:object draw:notify-on-update-of-ranges="'Тест на данных различного размера'.H4:'Тест на данных различного размера'.H7 'Тест на данных различного размера'.A28:'Тест на данных различного размера'.A28 'Тест на данных различного размера'.B4:'Тест на данных различного размера'.B7 'Тест на данных различного размера'.B28:'Тест на данных различного размера'.B28 'Тест на данных различного размера'.B22:'Тест на данных различного размера'.B25 'Тест на данных различного размера'.C28:'Тест на данных различного размера'.C28 'Тест на данных различного размера'.B13:'Тест на данных различного размера'.B16" xlink:href="./Object 2" xlink:type="simple" xlink:show="embed" xlink:actuate="onLoad"/>
            <draw:image xlink:href="./ObjectReplacements/Object 2" xlink:type="simple" xlink:show="embed" xlink:actuate="onLoad"/>
            <svg:title>Redis </svg:title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row table:style-name="ro1">
          <table:table-cell table:style-name="ce1"/>
          <table:table-cell office:value-type="string">
            <text:p>Redis, 2.6.13-2, concurrency: 1</text:p>
          </table:table-cell>
          <table:table-cell table:number-columns-repeated="6"/>
        </table:table-row>
        <table:table-row table:style-name="ro1">
          <table:table-cell office:value-type="string">
            <text:p>Количество записей</text:p>
          </table:table-cell>
          <table:table-cell office:value-type="string">
            <text:p>Insert test</text:p>
          </table:table-cell>
          <table:table-cell office:value-type="string">
            <text:p>(вставка 100000 записей)</text:p>
          </table:table-cell>
          <table:table-cell office:value-type="string">
            <text:p>Update test</text:p>
          </table:table-cell>
          <table:table-cell office:value-type="string">
            <text:p>(обновление 100000 записей)</text:p>
          </table:table-cell>
          <table:table-cell office:value-type="string">
            <text:p>Select test</text:p>
          </table:table-cell>
          <table:table-cell office:value-type="string">
            <text:p>(получение 1000 страниц рейтинга 30 игроками)</text:p>
          </table:table-cell>
          <table:table-cell/>
        </table:table-row>
        <table:table-row table:style-name="ro1">
          <table:table-cell/>
          <table:table-cell office:value-type="string">
            <text:p>Время, с</text:p>
          </table:table-cell>
          <table:table-cell office:value-type="string">
            <text:p>Рост по времени</text:p>
          </table:table-cell>
          <table:table-cell office:value-type="string">
            <text:p>Время, с</text:p>
          </table:table-cell>
          <table:table-cell office:value-type="string">
            <text:p>Рост по времени</text:p>
          </table:table-cell>
          <table:table-cell office:value-type="string">
            <text:p>Время, с</text:p>
          </table:table-cell>
          <table:table-cell office:value-type="string">
            <text:p>Рост по времени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100K</text:p>
          </table:table-cell>
          <table:table-cell office:value-type="float" office:value="27.06">
            <text:p>27,06</text:p>
          </table:table-cell>
          <table:table-cell table:formula="of:=[.B4]/[.$B$4]" office:value-type="float" office:value="1">
            <text:p>1</text:p>
          </table:table-cell>
          <table:table-cell office:value-type="float" office:value="25.97">
            <text:p>25,97</text:p>
          </table:table-cell>
          <table:table-cell table:formula="of:=[.D4]/[.$D$4]" office:value-type="float" office:value="1">
            <text:p>1</text:p>
          </table:table-cell>
          <table:table-cell office:value-type="float" office:value="26.73">
            <text:p>26,73</text:p>
          </table:table-cell>
          <table:table-cell table:formula="of:=[.F4]/[.$F$4]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0K</text:p>
          </table:table-cell>
          <table:table-cell office:value-type="float" office:value="54.75">
            <text:p>54,75</text:p>
          </table:table-cell>
          <table:table-cell table:formula="of:=[.B5]/[.$B$4]" office:value-type="float" office:value="2.02328159645233">
            <text:p>2,0232815965</text:p>
          </table:table-cell>
          <table:table-cell office:value-type="float" office:value="55.05">
            <text:p>55,05</text:p>
          </table:table-cell>
          <table:table-cell table:formula="of:=[.D5]/[.$D$4]" office:value-type="float" office:value="2.11975356180208">
            <text:p>2,1197535618</text:p>
          </table:table-cell>
          <table:table-cell office:value-type="float" office:value="26.45">
            <text:p>26,45</text:p>
          </table:table-cell>
          <table:table-cell table:formula="of:=[.F5]/[.$F$4]" office:value-type="float" office:value="0.989524878413767">
            <text:p>0,989524878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400K</text:p>
          </table:table-cell>
          <table:table-cell office:value-type="float" office:value="110.49">
            <text:p>110,49</text:p>
          </table:table-cell>
          <table:table-cell table:formula="of:=[.B6]/[.$B$4]" office:value-type="float" office:value="4.08314855875832">
            <text:p>4,0831485588</text:p>
          </table:table-cell>
          <table:table-cell office:value-type="float" office:value="111.13">
            <text:p>111,13</text:p>
          </table:table-cell>
          <table:table-cell table:formula="of:=[.D6]/[.$D$4]" office:value-type="float" office:value="4.27916827108202">
            <text:p>4,2791682711</text:p>
          </table:table-cell>
          <table:table-cell office:value-type="float" office:value="26.64">
            <text:p>26,64</text:p>
          </table:table-cell>
          <table:table-cell table:formula="of:=[.F6]/[.$F$4]" office:value-type="float" office:value="0.996632996632997">
            <text:p>0,996632996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800K</text:p>
          </table:table-cell>
          <table:table-cell office:value-type="float" office:value="221.75">
            <text:p>221,75</text:p>
          </table:table-cell>
          <table:table-cell table:formula="of:=[.B7]/[.$B$4]" office:value-type="float" office:value="8.19475240206948">
            <text:p>8,1947524021</text:p>
          </table:table-cell>
          <table:table-cell office:value-type="float" office:value="221.43">
            <text:p>221,43</text:p>
          </table:table-cell>
          <table:table-cell table:formula="of:=[.D7]/[.$D$4]" office:value-type="float" office:value="8.5263765883712">
            <text:p>8,5263765884</text:p>
          </table:table-cell>
          <table:table-cell office:value-type="float" office:value="26.58">
            <text:p>26,58</text:p>
          </table:table-cell>
          <table:table-cell table:formula="of:=[.F7]/[.$F$4]" office:value-type="float" office:value="0.994388327721661">
            <text:p>0,9943883277</text:p>
          </table:table-cell>
          <table:table-cell office:value-type="float" office:value="8">
            <text:p>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/>
          <table:table-cell office:value-type="string">
            <text:p>MySQL, 5.5.31-MariaDB, MyISAM, concurrency: 1, query_cache+</text:p>
          </table:table-cell>
          <table:table-cell table:number-columns-repeated="6"/>
        </table:table-row>
        <table:table-row table:style-name="ro1">
          <table:table-cell office:value-type="string">
            <text:p>Количество записей</text:p>
          </table:table-cell>
          <table:table-cell office:value-type="string">
            <text:p>Insert test(вставка 100000 записей)</text:p>
          </table:table-cell>
          <table:table-cell/>
          <table:table-cell office:value-type="string">
            <text:p>Update testt(обновление 100000 записей)</text:p>
          </table:table-cell>
          <table:table-cell/>
          <table:table-cell office:value-type="string">
            <text:p>Select test(получение 30000 страниц рейтинга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Время, с</text:p>
          </table:table-cell>
          <table:table-cell office:value-type="string">
            <text:p>Рост по времени</text:p>
          </table:table-cell>
          <table:table-cell office:value-type="string">
            <text:p>Время, с</text:p>
          </table:table-cell>
          <table:table-cell office:value-type="string">
            <text:p>Рост по времени</text:p>
          </table:table-cell>
          <table:table-cell office:value-type="string">
            <text:p>Время, с</text:p>
          </table:table-cell>
          <table:table-cell office:value-type="string">
            <text:p>Рост по времени</text:p>
          </table:table-cell>
          <table:table-cell/>
        </table:table-row>
        <table:table-row table:style-name="ro1">
          <table:table-cell office:value-type="string">
            <text:p>100K</text:p>
          </table:table-cell>
          <table:table-cell office:value-type="float" office:value="110.26">
            <text:p>110,26</text:p>
          </table:table-cell>
          <table:table-cell table:formula="of:=[.B13]/[.$B$13]" office:value-type="float" office:value="1">
            <text:p>1</text:p>
          </table:table-cell>
          <table:table-cell office:value-type="float" office:value="118.84">
            <text:p>118,84</text:p>
          </table:table-cell>
          <table:table-cell table:formula="of:=[.D13]/[.$D$13]" office:value-type="float" office:value="1">
            <text:p>1</text:p>
          </table:table-cell>
          <table:table-cell office:value-type="float" office:value="54.03">
            <text:p>54,03</text:p>
          </table:table-cell>
          <table:table-cell table:formula="of:=[.F13]/[.$F$13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00K</text:p>
          </table:table-cell>
          <table:table-cell office:value-type="float" office:value="219.58">
            <text:p>219,58</text:p>
          </table:table-cell>
          <table:table-cell table:formula="of:=[.B14]/[.$B$13]" office:value-type="float" office:value="1.99147469617268">
            <text:p>1,9914746962</text:p>
          </table:table-cell>
          <table:table-cell office:value-type="float" office:value="240.18">
            <text:p>240,18</text:p>
          </table:table-cell>
          <table:table-cell table:formula="of:=[.D14]/[.$D$13]" office:value-type="float" office:value="2.02103668798384">
            <text:p>2,021036688</text:p>
          </table:table-cell>
          <table:table-cell office:value-type="float" office:value="54.66">
            <text:p>54,66</text:p>
          </table:table-cell>
          <table:table-cell table:formula="of:=[.F14]/[.$F$13]" office:value-type="float" office:value="1.01166018878401">
            <text:p>1,0116601888</text:p>
          </table:table-cell>
          <table:table-cell/>
        </table:table-row>
        <table:table-row table:style-name="ro1">
          <table:table-cell office:value-type="string">
            <text:p>400K</text:p>
          </table:table-cell>
          <table:table-cell office:value-type="float" office:value="443.63">
            <text:p>443,63</text:p>
          </table:table-cell>
          <table:table-cell table:formula="of:=[.B15]/[.$B$13]" office:value-type="float" office:value="4.02348993288591">
            <text:p>4,0234899329</text:p>
          </table:table-cell>
          <table:table-cell office:value-type="float" office:value="484.76">
            <text:p>484,76</text:p>
          </table:table-cell>
          <table:table-cell table:formula="of:=[.D15]/[.$D$13]" office:value-type="float" office:value="4.07909794681925">
            <text:p>4,0790979468</text:p>
          </table:table-cell>
          <table:table-cell office:value-type="float" office:value="54.95">
            <text:p>54,95</text:p>
          </table:table-cell>
          <table:table-cell table:formula="of:=[.F15]/[.$F$13]" office:value-type="float" office:value="1.01702757727189">
            <text:p>1,0170275773</text:p>
          </table:table-cell>
          <table:table-cell/>
        </table:table-row>
        <table:table-row table:style-name="ro1">
          <table:table-cell office:value-type="string">
            <text:p>800K</text:p>
          </table:table-cell>
          <table:table-cell office:value-type="float" office:value="886.16">
            <text:p>886,16</text:p>
          </table:table-cell>
          <table:table-cell table:formula="of:=[.B16]/[.$B$13]" office:value-type="float" office:value="8.03700344639942">
            <text:p>8,0370034464</text:p>
          </table:table-cell>
          <table:table-cell office:value-type="float" office:value="970.36">
            <text:p>970,36</text:p>
          </table:table-cell>
          <table:table-cell table:formula="of:=[.D16]/[.$D$13]" office:value-type="float" office:value="8.16526422080108">
            <text:p>8,1652642208</text:p>
          </table:table-cell>
          <table:table-cell office:value-type="float" office:value="54.52">
            <text:p>54,52</text:p>
          </table:table-cell>
          <table:table-cell table:formula="of:=[.F16]/[.$F$13]" office:value-type="float" office:value="1.0090690357209">
            <text:p>1,0090690357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/>
          <table:table-cell office:value-type="string">
            <text:p>MySQL, 5.5.31-MariaDB, XtraDB(innodb), concurrency: 1, query_cache-</text:p>
          </table:table-cell>
          <table:table-cell table:number-columns-repeated="6"/>
        </table:table-row>
        <table:table-row table:style-name="ro1">
          <table:table-cell office:value-type="string">
            <text:p>Количество записей</text:p>
          </table:table-cell>
          <table:table-cell office:value-type="string">
            <text:p>Insert test(вставка 100000 записей)</text:p>
          </table:table-cell>
          <table:table-cell/>
          <table:table-cell office:value-type="string">
            <text:p>Update testt(обновление 100000 записей)</text:p>
          </table:table-cell>
          <table:table-cell/>
          <table:table-cell office:value-type="string">
            <text:p>Select test(получение 30000 страниц рейтинга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Время, с</text:p>
          </table:table-cell>
          <table:table-cell office:value-type="string">
            <text:p>Рост по времени</text:p>
          </table:table-cell>
          <table:table-cell office:value-type="string">
            <text:p>Время, с</text:p>
          </table:table-cell>
          <table:table-cell office:value-type="string">
            <text:p>Рост по времени</text:p>
          </table:table-cell>
          <table:table-cell office:value-type="string">
            <text:p>Время, с</text:p>
          </table:table-cell>
          <table:table-cell office:value-type="string">
            <text:p>Рост по времени</text:p>
          </table:table-cell>
          <table:table-cell/>
        </table:table-row>
        <table:table-row table:style-name="ro4">
          <table:table-cell office:value-type="string">
            <text:p>100K</text:p>
          </table:table-cell>
          <table:table-cell table:style-name="ce10" office:value-type="float" office:value="106.04">
            <text:p>106.04</text:p>
          </table:table-cell>
          <table:table-cell table:style-name="ce11" table:formula="of:=[.B22]/[.$B$22]" office:value-type="float" office:value="1">
            <text:p>1 <text:s text:c="3"/></text:p>
          </table:table-cell>
          <table:table-cell table:style-name="ce10" office:value-type="float" office:value="113.87">
            <text:p>113.87</text:p>
          </table:table-cell>
          <table:table-cell table:style-name="ce10" table:formula="of:=[.D22]/[.$D$22]" office:value-type="float" office:value="1">
            <text:p>1</text:p>
          </table:table-cell>
          <table:table-cell table:style-name="ce12" table:formula="of:=PRODUCT(20.25;30)" office:value-type="float" office:value="607.5">
            <text:p>607.5</text:p>
          </table:table-cell>
          <table:table-cell table:style-name="ce10" table:formula="of:=[.F22]/[.$F$22]"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200K</text:p>
          </table:table-cell>
          <table:table-cell table:style-name="ce10" office:value-type="float" office:value="205.85">
            <text:p>205.85</text:p>
          </table:table-cell>
          <table:table-cell table:style-name="ce10" table:formula="of:=[.B23]/[.$B$22]" office:value-type="float" office:value="1.94124858543946">
            <text:p>1.9412485854</text:p>
          </table:table-cell>
          <table:table-cell table:style-name="ce10" office:value-type="float" office:value="257.54">
            <text:p>257.54</text:p>
          </table:table-cell>
          <table:table-cell table:style-name="ce10" table:formula="of:=[.D23]/[.$D$22]" office:value-type="float" office:value="2.2617019408097">
            <text:p>2.2617019408</text:p>
          </table:table-cell>
          <table:table-cell table:style-name="ce12" table:formula="of:=PRODUCT(33.69;30)" office:value-type="float" office:value="1010.7">
            <text:p>1010.7</text:p>
          </table:table-cell>
          <table:table-cell table:style-name="ce10" table:formula="of:=[.F23]/[.$F$22]" office:value-type="float" office:value="1.6637037037037">
            <text:p>1.6637037037</text:p>
          </table:table-cell>
          <table:table-cell/>
        </table:table-row>
        <table:table-row table:style-name="ro4">
          <table:table-cell office:value-type="string">
            <text:p>400K</text:p>
          </table:table-cell>
          <table:table-cell table:style-name="ce10" office:value-type="float" office:value="415.05">
            <text:p>415.05</text:p>
          </table:table-cell>
          <table:table-cell table:style-name="ce10" table:formula="of:=[.B24]/[.$B$22]" office:value-type="float" office:value="3.91408902301018">
            <text:p>3.914089023</text:p>
          </table:table-cell>
          <table:table-cell table:style-name="ce10" office:value-type="float" office:value="472.99">
            <text:p>472.99</text:p>
          </table:table-cell>
          <table:table-cell table:style-name="ce10" table:formula="of:=[.D24]/[.$D$22]" office:value-type="float" office:value="4.1537718450865">
            <text:p>4.1537718451</text:p>
          </table:table-cell>
          <table:table-cell table:style-name="ce12" table:formula="of:=PRODUCT(61.55;30)" office:value-type="float" office:value="1846.5">
            <text:p>1846.5</text:p>
          </table:table-cell>
          <table:table-cell table:style-name="ce10" table:formula="of:=[.F24]/[.$F$22]" office:value-type="float" office:value="3.03950617283951">
            <text:p>3.0395061728</text:p>
          </table:table-cell>
          <table:table-cell/>
        </table:table-row>
        <table:table-row table:style-name="ro4">
          <table:table-cell office:value-type="string">
            <text:p>800K</text:p>
          </table:table-cell>
          <table:table-cell table:style-name="ce10" office:value-type="float" office:value="699.2">
            <text:p>699.2</text:p>
          </table:table-cell>
          <table:table-cell table:style-name="ce10" table:formula="of:=[.B25]/[.$B$22]" office:value-type="float" office:value="6.59373821199547">
            <text:p>6.593738212</text:p>
          </table:table-cell>
          <table:table-cell table:style-name="ce10" office:value-type="float" office:value="1034.34">
            <text:p>1034.34</text:p>
          </table:table-cell>
          <table:table-cell table:style-name="ce10" table:formula="of:=[.D25]/[.$D$22]" office:value-type="float" office:value="9.08351629050672">
            <text:p>9.0835162905</text:p>
          </table:table-cell>
          <table:table-cell table:style-name="ce12" table:formula="of:=PRODUCT(121.8;30)" office:value-type="float" office:value="3654">
            <text:p>3654</text:p>
          </table:table-cell>
          <table:table-cell table:style-name="ce10" table:formula="of:=[.F25]/[.$F$22]" office:value-type="float" office:value="6.01481481481482">
            <text:p>6.0148148148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Redis</text:p>
          </table:table-cell>
          <table:table-cell office:value-type="string">
            <text:p>Mysql, Xtradb(innodb)</text:p>
          </table:table-cell>
          <table:table-cell office:value-type="string">
            <text:p>MySQl, MyIsam</text:p>
          </table:table-cell>
          <table:table-cell table:number-columns-repeated="5"/>
        </table:table-row>
        <table:table-row table:style-name="ro1" table:number-rows-repeated="6">
          <table:table-cell table:number-columns-repeated="8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style-name="ce2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5">
          <table:table-cell office:value-type="string">
            <text:p>На <text:span text:style-name="T3">Insert test</text:span> redis быстрее MySQL в </text:p>
          </table:table-cell>
          <table:table-cell table:style-name="ce8" table:formula="of:=[.B35]/[.B3]" office:value-type="float" office:value="0">
            <text:p>#ЗНАЧЕН!</text:p>
          </table:table-cell>
          <table:table-cell table:style-name="ce8"/>
          <table:table-cell office:value-type="string">
            <text:p>раза</text:p>
          </table:table-cell>
          <table:table-cell table:number-columns-repeated="4"/>
        </table:table-row>
        <table:table-row table:style-name="ro5">
          <table:table-cell office:value-type="string">
            <text:p>На <text:span text:style-name="T3">Update test</text:span> redis быстрее MySQL в </text:p>
          </table:table-cell>
          <table:table-cell table:style-name="ce8" table:formula="of:=[.B36]/[.F4]" office:value-type="float" office:value="0">
            <text:p>0</text:p>
          </table:table-cell>
          <table:table-cell table:style-name="ce8"/>
          <table:table-cell office:value-type="string">
            <text:p>раза</text:p>
          </table:table-cell>
          <table:table-cell table:number-columns-repeated="4"/>
        </table:table-row>
        <table:table-row table:style-name="ro5">
          <table:table-cell office:value-type="string">
            <text:p>На <text:span text:style-name="T3">Select test</text:span> redis быстрее MySQL в </text:p>
          </table:table-cell>
          <table:table-cell table:style-name="ce8" table:formula="of:=[.B37]/[.B5]" office:value-type="float" office:value="0">
            <text:p>0</text:p>
          </table:table-cell>
          <table:table-cell table:style-name="ce8"/>
          <table:table-cell office:value-type="string">
            <text:p>раза</text:p>
          </table:table-cell>
          <table:table-cell table:number-columns-repeated="4"/>
        </table:table-row>
      </table:table>
      <table:table table:name="Асимптотическая оценка " table:style-name="ta1">
        <table:table-column table:style-name="co17" table:default-cell-style-name="ce2"/>
        <table:table-column table:style-name="co10" table:number-columns-repeated="2" table:default-cell-style-name="ce1"/>
        <table:table-row table:style-name="ro7">
          <table:table-cell table:style-name="ce13" office:value-type="string">
            <text:p>Асимптотический анализ операций над рейтингом</text:p>
          </table:table-cell>
          <table:table-cell table:number-columns-repeated="2"/>
        </table:table-row>
        <table:table-row table:style-name="ro1">
          <table:table-cell table:style-name="ce1" office:value-type="string">
            <text:p>Операция</text:p>
          </table:table-cell>
          <table:table-cell office:value-type="string">
            <text:p>Redis</text:p>
          </table:table-cell>
          <table:table-cell office:value-type="string">
            <text:p>MySQL</text:p>
          </table:table-cell>
        </table:table-row>
        <table:table-row table:style-name="ro1">
          <table:table-cell office:value-type="string">
            <text:p>Добавить новую запись</text:p>
          </table:table-cell>
          <table:table-cell office:value-type="string">
            <text:p>O(log(n))</text:p>
          </table:table-cell>
          <table:table-cell office:value-type="string">
            <text:p>~O(1)</text:p>
          </table:table-cell>
        </table:table-row>
        <table:table-row table:style-name="ro1">
          <table:table-cell office:value-type="string">
            <text:p>Обновить существующую запись</text:p>
          </table:table-cell>
          <table:table-cell office:value-type="string">
            <text:p>O(log(n))</text:p>
          </table:table-cell>
          <table:table-cell office:value-type="string">
            <text:p>~O(1)</text:p>
          </table:table-cell>
        </table:table-row>
        <table:table-row table:style-name="ro1">
          <table:table-cell office:value-type="string">
            <text:p>Получить страницу рейтинга</text:p>
          </table:table-cell>
          <table:table-cell office:value-type="string">
            <text:p>O(log(n))</text:p>
          </table:table-cell>
          <table:table-cell table:style-name="ce14" office:value-type="string">
            <text:p>~O(n*log(n))</text:p>
          </table:table-cell>
        </table:table-row>
      </table:table>
      <table:table table:name="Доп. параметры сравнения" table:style-name="ta1"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Параметр</text:p>
          </table:table-cell>
          <table:table-cell office:value-type="string">
            <text:p>MySQL 5.5, Xtradb(innodb)</text:p>
          </table:table-cell>
          <table:table-cell office:value-type="string">
            <text:p>Redis 2.6.13</text:p>
          </table:table-cell>
          <table:table-cell table:number-columns-repeated="2"/>
        </table:table-row>
        <table:table-row table:style-name="ro1">
          <table:table-cell office:value-type="string">
            <office:annotation draw:style-name="gr1" draw:text-style-name="P1" svg:width="2.899cm" svg:height="0.612cm" svg:x="9.994cm" svg:y="0cm" draw:caption-point-x="-0.61cm" draw:caption-point-y="0.489cm">
              <dc:date>2013-06-26T00:00:00</dc:date>
              <text:p text:style-name="P1"><text:span text:style-name="T1">Du -b</text:span></text:p>
            </office:annotation>
            <text:p>Размер файлов на диске(10**6 участников, KiB)</text:p>
          </table:table-cell>
          <table:table-cell office:value-type="float" office:value="126989">
            <text:p>126989</text:p>
          </table:table-cell>
          <table:table-cell office:value-type="float" office:value="11556">
            <text:p>11556</text:p>
          </table:table-cell>
          <table:table-cell table:number-columns-repeated="2"/>
        </table:table-row>
        <table:table-row table:style-name="ro1">
          <table:table-cell office:value-type="string">
            <text:p>Размер данных в памяти((10**6 участников, KiB)</text:p>
          </table:table-cell>
          <table:table-cell office:value-type="float" office:value="115248">
            <office:annotation draw:style-name="gr1" draw:text-style-name="P1" svg:width="2.899cm" svg:height="1.845cm" svg:x="15.303cm" svg:y="0cm" draw:caption-point-x="-0.61cm" draw:caption-point-y="0.969cm">
              <dc:date>2013-06-26T00:00:00</dc:date>
              <text:p text:style-name="P1"><text:span text:style-name="T1">show table status, Data_length + Index_length</text:span></text:p>
            </office:annotation>
            <text:p>115248</text:p>
          </table:table-cell>
          <table:table-cell office:value-type="float" office:value="11556">
            <office:annotation draw:style-name="gr1" draw:text-style-name="P1" svg:width="2.899cm" svg:height="1.023cm" svg:x="17.561cm" svg:y="0cm" draw:caption-point-x="-0.61cm" draw:caption-point-y="0.969cm">
              <dc:date>2013-06-26T00:00:00</dc:date>
              <text:p text:style-name="P1"><text:span text:style-name="T1">`debug object` output</text:span></text:p>
            </office:annotation>
            <text:p>11556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Данные в MySQL занимают в </text:p>
          </table:table-cell>
          <table:table-cell table:style-name="ce15" table:formula="of:=[.B2]/[.C2]" office:value-type="float" office:value="10.9890100380755">
            <text:p>10,9890100381</text:p>
          </table:table-cell>
          <table:table-cell office:value-type="string">
            <text:p>больше раз места на диске, чем в Redis</text:p>
          </table:table-cell>
          <table:table-cell table:number-columns-repeated="2"/>
        </table:table-row>
        <table:table-row table:style-name="ro1">
          <table:table-cell office:value-type="string">
            <text:p>Данные в MySQL занимают в </text:p>
          </table:table-cell>
          <table:table-cell table:style-name="ce15" table:formula="of:=[.B3]/[.C3]" office:value-type="float" office:value="9.9730010384216">
            <text:p>9,9730010384</text:p>
          </table:table-cell>
          <table:table-cell office:value-type="string">
            <text:p>больше раз места в ОЗУ, чем в Redis</text:p>
          </table:table-cell>
          <table:table-cell table:number-columns-repeated="2"/>
        </table:table-row>
      </table:table>
      <table:table table:name="Тест на конкуррентный доступ" table:style-name="ta1">
        <table:shapes>
          <draw:frame draw:z-index="0" draw:style-name="gr2" draw:text-style-name="P2" svg:width="15.383cm" svg:height="11.469cm" svg:x="3.264cm" svg:y="10.784cm">
            <draw:object draw:notify-on-update-of-ranges="'Тест на конкуррентный доступ'.A5:'Тест на конкуррентный доступ'.A10 'Тест на конкуррентный доступ'.B2:'Тест на конкуррентный доступ'.B2 'Тест на конкуррентный доступ'.C5:'Тест на конкуррентный доступ'.C10 'Тест на конкуррентный доступ'.B13:'Тест на конкуррентный доступ'.B13 'Тест на конкуррентный доступ'.C16:'Тест на конкуррентный доступ'.C2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3" table:default-cell-style-name="Default"/>
        <table:table-row table:style-name="ro1">
          <table:table-cell office:value-type="string">
            <text:p>Количество транзакций в тесте: </text:p>
          </table:table-cell>
          <table:table-cell/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ySQL, 5.5.31-MariaDB, XtraDB(innodb), update_test</text:p>
          </table:table-cell>
          <table:table-cell table:number-columns-repeated="5"/>
        </table:table-row>
        <table:table-row table:style-name="ro1">
          <table:table-cell office:value-type="string">
            <text:p>Конкуррентность</text:p>
          </table:table-cell>
          <table:table-cell office:value-type="string">
            <text:p>Время, с</text:p>
          </table:table-cell>
          <table:table-cell office:value-type="string">
            <text:p>Транзакций/сек</text:p>
          </table:table-cell>
          <table:table-cell office:value-type="string">
            <text:p>CPU%</text:p>
          </table:table-cell>
          <table:table-cell table:style-name="ce17" office:value-type="string">
            <text:p>CPU, user+system</text:p>
          </table:table-cell>
          <table:table-cell office:value-type="string">
            <text:p>I/O, read count</text:p>
          </table:table-cell>
          <table:table-cell office:value-type="string">
            <text:p>I/O, write coun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9.7">
            <text:p>59,7</text:p>
          </table:table-cell>
          <table:table-cell table:formula="of:=[.$C$1]/[.B4]" office:value-type="float" office:value="1675.0418760469">
            <text:p>1675,0418760469</text:p>
          </table:table-cell>
          <table:table-cell office:value-type="float" office:value="71.34">
            <text:p>71,34</text:p>
          </table:table-cell>
          <table:table-cell office:value-type="float" office:value="198.04">
            <text:p>198,04</text:p>
          </table:table-cell>
          <table:table-cell office:value-type="float" office:value="72145470">
            <text:p>72145470</text:p>
          </table:table-cell>
          <table:table-cell office:value-type="float" office:value="1723293531">
            <text:p>172329353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73.95">
            <text:p>73,95</text:p>
          </table:table-cell>
          <table:table-cell table:formula="of:=[.$C$1]/[.B5]" office:value-type="float" office:value="1352.26504394861">
            <text:p>1352,2650439486</text:p>
          </table:table-cell>
          <table:table-cell office:value-type="float" office:value="83.08">
            <text:p>83,08</text:p>
          </table:table-cell>
          <table:table-cell office:value-type="float" office:value="307.32">
            <text:p>307,32</text:p>
          </table:table-cell>
          <table:table-cell office:value-type="float" office:value="141908085">
            <text:p>141908085</text:p>
          </table:table-cell>
          <table:table-cell office:value-type="float" office:value="4452499504">
            <text:p>445249950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79.27">
            <text:p>79,27</text:p>
          </table:table-cell>
          <table:table-cell table:formula="of:=[.$C$1]/[.B6]" office:value-type="float" office:value="1261.51129052605">
            <text:p>1261,5112905261</text:p>
          </table:table-cell>
          <table:table-cell office:value-type="float" office:value="79.9">
            <text:p>79,9</text:p>
          </table:table-cell>
          <table:table-cell office:value-type="float" office:value="313.22">
            <text:p>313,22</text:p>
          </table:table-cell>
          <table:table-cell office:value-type="float" office:value="140390175">
            <text:p>140390175</text:p>
          </table:table-cell>
          <table:table-cell office:value-type="float" office:value="4816709568">
            <text:p>4816709568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92.34">
            <text:p>92,34</text:p>
          </table:table-cell>
          <table:table-cell table:formula="of:=[.$C$1]/[.B7]" office:value-type="float" office:value="1082.95429932857">
            <text:p>1082,9542993286</text:p>
          </table:table-cell>
          <table:table-cell office:value-type="float" office:value="50.17">
            <text:p>50,17</text:p>
          </table:table-cell>
          <table:table-cell office:value-type="float" office:value="336.17">
            <text:p>336,17</text:p>
          </table:table-cell>
          <table:table-cell office:value-type="float" office:value="141909123">
            <text:p>141909123</text:p>
          </table:table-cell>
          <table:table-cell office:value-type="float" office:value="7234918173">
            <text:p>7234918173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91.96">
            <text:p>91,96</text:p>
          </table:table-cell>
          <table:table-cell table:formula="of:=[.$C$1]/[.B8]" office:value-type="float" office:value="1087.42931709439">
            <text:p>1087,4293170944</text:p>
          </table:table-cell>
          <table:table-cell office:value-type="float" office:value="76.63">
            <text:p>76,63</text:p>
          </table:table-cell>
          <table:table-cell office:value-type="float" office:value="340.65">
            <text:p>340,65</text:p>
          </table:table-cell>
          <table:table-cell office:value-type="float" office:value="142056826">
            <text:p>142056826</text:p>
          </table:table-cell>
          <table:table-cell office:value-type="float" office:value="7522979020">
            <text:p>7522979020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87.04">
            <text:p>87,04</text:p>
          </table:table-cell>
          <table:table-cell table:formula="of:=[.$C$1]/[.B9]" office:value-type="float" office:value="1148.89705882353">
            <text:p>1148,8970588235</text:p>
          </table:table-cell>
          <table:table-cell office:value-type="float" office:value="75.44">
            <text:p>75,44</text:p>
          </table:table-cell>
          <table:table-cell office:value-type="float" office:value="335.03">
            <text:p>335,03</text:p>
          </table:table-cell>
          <table:table-cell office:value-type="float" office:value="142351253">
            <text:p>142351253</text:p>
          </table:table-cell>
          <table:table-cell office:value-type="float" office:value="7005413808">
            <text:p>7005413808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79.55">
            <text:p>79,55</text:p>
          </table:table-cell>
          <table:table-cell table:formula="of:=[.$C$1]/[.B10]" office:value-type="float" office:value="1257.07102451289">
            <text:p>1257,0710245129</text:p>
          </table:table-cell>
          <table:table-cell office:value-type="float" office:value="91.54">
            <text:p>91,54</text:p>
          </table:table-cell>
          <table:table-cell office:value-type="float" office:value="329.07">
            <text:p>329,07</text:p>
          </table:table-cell>
          <table:table-cell office:value-type="float" office:value="138219199">
            <text:p>138219199</text:p>
          </table:table-cell>
          <table:table-cell office:value-type="float" office:value="6761373465">
            <text:p>676137346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Redis, 2.6.13-2, update_test</text:p>
          </table:table-cell>
          <table:table-cell table:number-columns-repeated="5"/>
        </table:table-row>
        <table:table-row table:style-name="ro1">
          <table:table-cell office:value-type="string">
            <text:p>Конкуррентность</text:p>
          </table:table-cell>
          <table:table-cell office:value-type="string">
            <text:p>Время, с</text:p>
          </table:table-cell>
          <table:table-cell office:value-type="string">
            <text:p>Транзакций/сек</text:p>
          </table:table-cell>
          <table:table-cell office:value-type="string">
            <text:p>CPU%</text:p>
          </table:table-cell>
          <table:table-cell table:style-name="ce17" office:value-type="string">
            <text:p>CPU, user+system</text:p>
          </table:table-cell>
          <table:table-cell office:value-type="string">
            <text:p>I/O, read count</text:p>
          </table:table-cell>
          <table:table-cell office:value-type="string">
            <text:p>I/O, write coun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.5">
            <text:p>21,5</text:p>
          </table:table-cell>
          <table:table-cell table:formula="of:=[.$C$1]/[.B15]" office:value-type="float" office:value="4651.16279069768">
            <text:p>4651,1627906977</text:p>
          </table:table-cell>
          <table:table-cell office:value-type="float" office:value="14.56">
            <text:p>14,56</text:p>
          </table:table-cell>
          <table:table-cell office:value-type="float" office:value="9.83">
            <text:p>9,83</text:p>
          </table:table-cell>
          <table:table-cell office:value-type="float" office:value="33846159">
            <text:p>33846159</text:p>
          </table:table-cell>
          <table:table-cell office:value-type="float" office:value="29596437">
            <text:p>29596437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4.82">
            <text:p>14,82</text:p>
          </table:table-cell>
          <table:table-cell table:formula="of:=[.$C$1]/[.B16]" office:value-type="float" office:value="6747.6383265857">
            <text:p>6747,6383265857</text:p>
          </table:table-cell>
          <table:table-cell office:value-type="float" office:value="11.15">
            <text:p>11,15</text:p>
          </table:table-cell>
          <table:table-cell office:value-type="float" office:value="7.98">
            <text:p>7,98</text:p>
          </table:table-cell>
          <table:table-cell office:value-type="float" office:value="67868312">
            <text:p>67868312</text:p>
          </table:table-cell>
          <table:table-cell office:value-type="float" office:value="23521552">
            <text:p>2352155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4.73">
            <text:p>14,73</text:p>
          </table:table-cell>
          <table:table-cell table:formula="of:=[.$C$1]/[.B17]" office:value-type="float" office:value="6788.86625933469">
            <text:p>6788,8662593347</text:p>
          </table:table-cell>
          <table:table-cell table:style-name="ce16" office:value-type="string">
            <text:p>~10</text:p>
          </table:table-cell>
          <table:table-cell office:value-type="float" office:value="10.01">
            <text:p>10,01</text:p>
          </table:table-cell>
          <table:table-cell office:value-type="float" office:value="68779285">
            <text:p>68779285</text:p>
          </table:table-cell>
          <table:table-cell office:value-type="float" office:value="23687173">
            <text:p>23687173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4.98">
            <text:p>14,98</text:p>
          </table:table-cell>
          <table:table-cell table:formula="of:=[.$C$1]/[.B18]" office:value-type="float" office:value="6675.56742323098">
            <text:p>6675,567423231</text:p>
          </table:table-cell>
          <table:table-cell table:style-name="ce16" office:value-type="string">
            <text:p>~10</text:p>
          </table:table-cell>
          <table:table-cell office:value-type="float" office:value="4.19">
            <text:p>4,19</text:p>
          </table:table-cell>
          <table:table-cell office:value-type="float" office:value="68033254">
            <text:p>68033254</text:p>
          </table:table-cell>
          <table:table-cell office:value-type="float" office:value="35437861">
            <text:p>35437861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4.64">
            <text:p>14,64</text:p>
          </table:table-cell>
          <table:table-cell table:formula="of:=[.$C$1]/[.B19]" office:value-type="float" office:value="6830.60109289618">
            <text:p>6830,6010928962</text:p>
          </table:table-cell>
          <table:table-cell table:style-name="ce16" office:value-type="string">
            <text:p>~10</text:p>
          </table:table-cell>
          <table:table-cell office:value-type="float" office:value="8.83">
            <text:p>8,83</text:p>
          </table:table-cell>
          <table:table-cell office:value-type="float" office:value="68694608">
            <text:p>68694608</text:p>
          </table:table-cell>
          <table:table-cell office:value-type="float" office:value="23694853">
            <text:p>23694853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5.08">
            <text:p>15,08</text:p>
          </table:table-cell>
          <table:table-cell table:formula="of:=[.$C$1]/[.B20]" office:value-type="float" office:value="6631.29973474801">
            <text:p>6631,299734748</text:p>
          </table:table-cell>
          <table:table-cell table:style-name="ce16" office:value-type="string">
            <text:p>~10</text:p>
          </table:table-cell>
          <table:table-cell office:value-type="float" office:value="11.21">
            <text:p>11,21</text:p>
          </table:table-cell>
          <table:table-cell office:value-type="float" office:value="68724367">
            <text:p>68724367</text:p>
          </table:table-cell>
          <table:table-cell office:value-type="float" office:value="23706579">
            <text:p>23706579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14.96">
            <text:p>14,96</text:p>
          </table:table-cell>
          <table:table-cell table:formula="of:=[.$C$1]/[.B21]" office:value-type="float" office:value="6684.49197860963">
            <text:p>6684,4919786096</text:p>
          </table:table-cell>
          <table:table-cell table:style-name="ce16" office:value-type="string">
            <text:p>~10</text:p>
          </table:table-cell>
          <table:table-cell table:number-columns-repeated="3" office:value-type="string">
            <text:p>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'Courier New'"/>
    <style:font-face style:name="F" svg:font-family="" style:font-family-generic="roman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7">00.00.0000</text:date>, <text:time style:data-style-name="N2" text:time-value="0000-00-00T09:56:5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1T20:09:48</meta:creation-date>
    <dc:date>2013-06-27T10:13:34</dc:date>
    <meta:editing-duration>PT13H56M34S</meta:editing-duration>
    <meta:editing-cycles>141</meta:editing-cycles>
    <meta:generator>LibreOffice/4.0.3.3$Linux_X86_64 LibreOffice_project/400m0$Build-3</meta:generator>
    <meta:document-statistic meta:table-count="5" meta:cell-count="35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538cm" svg:height="10.847cm" xlink:href=".." xlink:type="simple" chart:class="chart:line" chart:style-name="ch1">
        <chart:legend svg:x="2.042cm" svg:y="1.128cm" style:legend-expansion="custom" chartooo:width="3.953cm" chartooo:height="2.928cm" style:legend-expansion-aspect-ratio="1.35006830601093" chart:style-name="ch2"/>
        <chart:plot-area chart:style-name="ch3" table:cell-range-address="'Тест на данных различного размера'.G4:'Тест на данных различного размера'.H7 'Тест на данных различного размера'.B2:'Тест на данных различного размера'.B2 'Тест на данных различного размера'.C4:'Тест на данных различного размера'.C7 'Тест на данных различного размера'.D2:'Тест на данных различного размера'.D2 'Тест на данных различного размера'.E4:'Тест на данных различного размера'.E7 'Тест на данных различного размера'.F2:'Тест на данных различного размера'.F2" chart:data-source-has-labels="both" svg:x="0.16cm" svg:y="1.13cm" svg:width="12.016cm" svg:height="8.819cm">
          <chartooo:coordinate-region svg:x="0.623cm" svg:y="1.329cm" svg:width="11.445cm" svg:height="7.973cm"/>
          <chart:axis chart:dimension="x" chart:name="primary-x" chart:style-name="ch4" chartooo:axis-type="auto">
            <chartooo:date-scale/>
            <chart:categories table:cell-range-address="'Тест на данных различного размера'.H4:'Тест на данных различного размера'.H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Тест на данных различного размера'.C4:'Тест на данных различного размера'.C7" chart:label-cell-address="'Тест на данных различного размера'.B2:'Тест на данных различного размера'.B2" chart:class="chart:line">
            <chart:data-point chart:repeated="4"/>
          </chart:series>
          <chart:series chart:style-name="ch7" chart:values-cell-range-address="'Тест на данных различного размера'.E4:'Тест на данных различного размера'.E7" chart:label-cell-address="'Тест на данных различного размера'.D2:'Тест на данных различного размера'.D2" chart:class="chart:line">
            <chart:data-point chart:repeated="4"/>
          </chart:series>
          <chart:series chart:style-name="ch8" chart:values-cell-range-address="'Тест на данных различного размера'.G4:'Тест на данных различного размера'.G7" chart:label-cell-address="'Тест на данных различного размера'.F2:'Тест на данных различного размера'.F2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 test</text:p>
                <draw:g>
                  <svg:desc>'Тест на данных различного размера'.B2:'Тест на данных различного размера'.B2</svg:desc>
                </draw:g>
              </table:table-cell>
              <table:table-cell office:value-type="string">
                <text:p>Update test</text:p>
                <draw:g>
                  <svg:desc>'Тест на данных различного размера'.D2:'Тест на данных различного размера'.D2</svg:desc>
                </draw:g>
              </table:table-cell>
              <table:table-cell office:value-type="string">
                <text:p>Select test</text:p>
                <draw:g>
                  <svg:desc>'Тест на данных различного размера'.F2:'Тест на данных различного размера'.F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Тест на данных различного размера'.H4:'Тест на данных различного размера'.H7</svg:desc>
                </draw:g>
              </table:table-cell>
              <table:table-cell office:value-type="float" office:value="1">
                <text:p>1</text:p>
                <draw:g>
                  <svg:desc>'Тест на данных различного размера'.C4:'Тест на данных различного размера'.C7</svg:desc>
                </draw:g>
              </table:table-cell>
              <table:table-cell office:value-type="float" office:value="1">
                <text:p>1</text:p>
                <draw:g>
                  <svg:desc>'Тест на данных различного размера'.E4:'Тест на данных различного размера'.E7</svg:desc>
                </draw:g>
              </table:table-cell>
              <table:table-cell office:value-type="float" office:value="1">
                <text:p>1</text:p>
                <draw:g>
                  <svg:desc>'Тест на данных различного размера'.G4:'Тест на данных различного размера'.G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02328159645233">
                <text:p>2.02328159645233</text:p>
              </table:table-cell>
              <table:table-cell office:value-type="float" office:value="2.11975356180208">
                <text:p>2.11975356180208</text:p>
              </table:table-cell>
              <table:table-cell office:value-type="float" office:value="0.989524878413767">
                <text:p>0.9895248784137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.08314855875832">
                <text:p>4.08314855875832</text:p>
              </table:table-cell>
              <table:table-cell office:value-type="float" office:value="4.27916827108202">
                <text:p>4.27916827108202</text:p>
              </table:table-cell>
              <table:table-cell office:value-type="float" office:value="0.996632996632997">
                <text:p>0.99663299663299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.19475240206948">
                <text:p>8.19475240206948</text:p>
              </table:table-cell>
              <table:table-cell office:value-type="float" office:value="8.5263765883712">
                <text:p>8.5263765883712</text:p>
              </table:table-cell>
              <table:table-cell office:value-type="float" office:value="0.994388327721661">
                <text:p>0.9943883277216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000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021cm" svg:height="10.855cm" xlink:href=".." xlink:type="simple" chart:class="chart:line" chart:style-name="ch1">
        <chart:title svg:x="7.289cm" svg:y="0.353cm" chart:style-name="ch2">
          <text:p>Insert test</text:p>
        </chart:title>
        <chart:legend svg:x="2.772cm" svg:y="1.128cm" style:legend-expansion="custom" chartooo:width="5.366cm" chartooo:height="2.93cm" style:legend-expansion-aspect-ratio="1.83139931740614" chart:style-name="ch3"/>
        <chart:plot-area chart:style-name="ch4" table:cell-range-address="'Тест на данных различного размера'.H4:'Тест на данных различного размера'.H7 'Тест на данных различного размера'.A28:'Тест на данных различного размера'.C28 'Тест на данных различного размера'.B4:'Тест на данных различного размера'.B7 'Тест на данных различного размера'.B22:'Тест на данных различного размера'.B25 'Тест на данных различного размера'.B13:'Тест на данных различного размера'.B16" chart:data-source-has-labels="both" svg:x="-0.253cm" svg:y="1.13cm" svg:width="16.743cm" svg:height="8.822cm">
          <chartooo:coordinate-region svg:x="0.845cm" svg:y="1.329cm" svg:width="15.537cm" svg:height="7.976cm"/>
          <chart:axis chart:dimension="x" chart:name="primary-x" chart:style-name="ch5" chartooo:axis-type="auto">
            <chartooo:date-scale/>
            <chart:categories table:cell-range-address="'Тест на данных различного размера'.H4:'Тест на данных различного размера'.H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Тест на данных различного размера'.B4:'Тест на данных различного размера'.B7" chart:label-cell-address="'Тест на данных различного размера'.A28:'Тест на данных различного размера'.A28" chart:class="chart:line">
            <chart:data-point chart:repeated="4"/>
          </chart:series>
          <chart:series chart:style-name="ch8" chart:values-cell-range-address="'Тест на данных различного размера'.B22:'Тест на данных различного размера'.B25" chart:label-cell-address="'Тест на данных различного размера'.B28:'Тест на данных различного размера'.B28" chart:class="chart:line">
            <chart:data-point chart:repeated="4"/>
          </chart:series>
          <chart:series chart:style-name="ch9" chart:values-cell-range-address="'Тест на данных различного размера'.B13:'Тест на данных различного размера'.B16" chart:label-cell-address="'Тест на данных различного размера'.C28:'Тест на данных различного размера'.C28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dis</text:p>
                <draw:g>
                  <svg:desc>'Тест на данных различного размера'.A28:'Тест на данных различного размера'.A28</svg:desc>
                </draw:g>
              </table:table-cell>
              <table:table-cell office:value-type="string">
                <text:p>Mysql, Xtradb(innodb)</text:p>
                <draw:g>
                  <svg:desc>'Тест на данных различного размера'.B28:'Тест на данных различного размера'.B28</svg:desc>
                </draw:g>
              </table:table-cell>
              <table:table-cell office:value-type="string">
                <text:p>MySQl, MyIsam</text:p>
                <draw:g>
                  <svg:desc>'Тест на данных различного размера'.C28:'Тест на данных различного размера'.C2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Тест на данных различного размера'.H4:'Тест на данных различного размера'.H7</svg:desc>
                </draw:g>
              </table:table-cell>
              <table:table-cell office:value-type="float" office:value="27.06">
                <text:p>27.06</text:p>
                <draw:g>
                  <svg:desc>'Тест на данных различного размера'.B4:'Тест на данных различного размера'.B7</svg:desc>
                </draw:g>
              </table:table-cell>
              <table:table-cell office:value-type="float" office:value="106.04">
                <text:p>106.04</text:p>
                <draw:g>
                  <svg:desc>'Тест на данных различного размера'.B22:'Тест на данных различного размера'.B25</svg:desc>
                </draw:g>
              </table:table-cell>
              <table:table-cell office:value-type="float" office:value="110.26">
                <text:p>110.26</text:p>
                <draw:g>
                  <svg:desc>'Тест на данных различного размера'.B13:'Тест на данных различного размера'.B1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4.75">
                <text:p>54.75</text:p>
              </table:table-cell>
              <table:table-cell office:value-type="float" office:value="205.85">
                <text:p>205.85</text:p>
              </table:table-cell>
              <table:table-cell office:value-type="float" office:value="219.58">
                <text:p>219.5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0.49">
                <text:p>110.49</text:p>
              </table:table-cell>
              <table:table-cell office:value-type="float" office:value="415.05">
                <text:p>415.05</text:p>
              </table:table-cell>
              <table:table-cell office:value-type="float" office:value="443.63">
                <text:p>443.6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21.75">
                <text:p>221.75</text:p>
              </table:table-cell>
              <table:table-cell office:value-type="float" office:value="699.2">
                <text:p>699.2</text:p>
              </table:table-cell>
              <table:table-cell office:value-type="float" office:value="886.16">
                <text:p>886.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384cm" svg:height="11.47cm" xlink:href=".." xlink:type="simple" chart:class="chart:line" chart:style-name="ch1">
        <chart:legend svg:x="4.498cm" svg:y="0.235cm" style:legend-expansion="custom" chartooo:width="6.715cm" chartooo:height="1.977cm" style:legend-expansion-aspect-ratio="3.39656044511887" chart:style-name="ch2"/>
        <chart:plot-area chart:style-name="ch3" table:cell-range-address="'Тест на конкуррентный доступ'.A5:'Тест на конкуррентный доступ'.A10 'Тест на конкуррентный доступ'.B2:'Тест на конкуррентный доступ'.B2 'Тест на конкуррентный доступ'.C5:'Тест на конкуррентный доступ'.C10 'Тест на конкуррентный доступ'.B13:'Тест на конкуррентный доступ'.B13 'Тест на конкуррентный доступ'.C16:'Тест на конкуррентный доступ'.C21" chart:data-source-has-labels="both" svg:x="0.61cm" svg:y="1.174cm" svg:width="14.625cm" svg:height="9.278cm">
          <chartooo:coordinate-region svg:x="1.708cm" svg:y="1.373cm" svg:width="12.996cm" svg:height="8.432cm"/>
          <chart:axis chart:dimension="x" chart:name="primary-x" chart:style-name="ch4" chartooo:axis-type="auto">
            <chartooo:date-scale/>
            <chart:title svg:x="6.833cm" svg:y="10.681cm" chart:style-name="ch5">
              <text:p>Concurrency</text:p>
            </chart:title>
            <chart:categories table:cell-range-address="'Тест на конкуррентный доступ'.A5:'Тест на конкуррентный доступ'.A10"/>
          </chart:axis>
          <chart:axis chart:dimension="y" chart:name="primary-y" chart:style-name="ch4">
            <chart:title svg:x="0cm" svg:y="6.227cm" chart:style-name="ch6">
              <text:p>TP/S</text:p>
            </chart:title>
            <chart:grid chart:style-name="ch7" chart:class="major"/>
          </chart:axis>
          <chart:series chart:style-name="ch8" chart:values-cell-range-address="'Тест на конкуррентный доступ'.C5:'Тест на конкуррентный доступ'.C10" chart:label-cell-address="'Тест на конкуррентный доступ'.B2:'Тест на конкуррентный доступ'.B2" chart:class="chart:line">
            <chart:data-point chart:repeated="6"/>
          </chart:series>
          <chart:series chart:style-name="ch9" chart:values-cell-range-address="'Тест на конкуррентный доступ'.C16:'Тест на конкуррентный доступ'.C21" chart:label-cell-address="'Тест на конкуррентный доступ'.B13:'Тест на конкуррентный доступ'.B13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SQL, 5.5.31-MariaDB, XtraDB(innodb), update_test</text:p>
                <draw:g>
                  <svg:desc>'Тест на конкуррентный доступ'.B2:'Тест на конкуррентный доступ'.B2</svg:desc>
                </draw:g>
              </table:table-cell>
              <table:table-cell office:value-type="string">
                <text:p>Redis, 2.6.13-2, update_test</text:p>
                <draw:g>
                  <svg:desc>'Тест на конкуррентный доступ'.B13:'Тест на конкуррентный доступ'.B13</svg:desc>
                </draw:g>
              </table:table-cell>
            </table:table-row>
          </table:table-header-rows>
          <table:table-rows>
            <table:table-row>
              <table:table-cell office:value-type="float" office:value="150">
                <text:p>150</text:p>
                <draw:g>
                  <svg:desc>'Тест на конкуррентный доступ'.A5:'Тест на конкуррентный доступ'.A10</svg:desc>
                </draw:g>
              </table:table-cell>
              <table:table-cell office:value-type="float" office:value="1352.26504394861">
                <text:p>1352.26504394861</text:p>
                <draw:g>
                  <svg:desc>'Тест на конкуррентный доступ'.C5:'Тест на конкуррентный доступ'.C10</svg:desc>
                </draw:g>
              </table:table-cell>
              <table:table-cell office:value-type="float" office:value="6747.6383265857">
                <text:p>6747.6383265857</text:p>
                <draw:g>
                  <svg:desc>'Тест на конкуррентный доступ'.C16:'Тест на конкуррентный доступ'.C21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261.51129052605">
                <text:p>1261.51129052605</text:p>
              </table:table-cell>
              <table:table-cell office:value-type="float" office:value="6788.86625933469">
                <text:p>6788.8662593346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82.95429932857">
                <text:p>1082.95429932857</text:p>
              </table:table-cell>
              <table:table-cell office:value-type="float" office:value="6675.56742323098">
                <text:p>6675.5674232309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087.42931709439">
                <text:p>1087.42931709439</text:p>
              </table:table-cell>
              <table:table-cell office:value-type="float" office:value="6830.60109289618">
                <text:p>6830.6010928961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148.89705882353">
                <text:p>1148.89705882353</text:p>
              </table:table-cell>
              <table:table-cell office:value-type="float" office:value="6631.29973474801">
                <text:p>6631.2997347480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257.07102451289">
                <text:p>1257.07102451289</text:p>
              </table:table-cell>
              <table:table-cell office:value-type="float" office:value="6684.49197860963">
                <text:p>6684.491978609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